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ettrGoth12 BT" svg:font-family="'LettrGoth12 BT'" style:font-pitch="fixed"/>
    <style:font-face style:name="IowanOldSt BT" svg:font-family="'IowanOldSt B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IowanOldSt BT" fo:font-size="14pt" fo:font-weight="bold"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style:font-name="IowanOldSt BT" fo:font-size="12pt" fo:font-weight="normal" style:font-size-asian="12pt" style:font-weight-asian="normal" style:font-size-complex="12pt" style:font-weight-complex="normal"/>
    </style:style>
    <style:style style:name="P3" style:family="paragraph" style:parent-style-name="Standard">
      <style:paragraph-properties fo:line-height="150%" fo:text-align="center" style:justify-single-word="false">
        <style:tab-stops>
          <style:tab-stop style:position="0.3146in"/>
        </style:tab-stops>
      </style:paragraph-properties>
      <style:text-properties style:font-name="IowanOldSt BT" fo:font-size="12pt" fo:font-weight="bold" style:font-size-asian="12pt" style:font-weight-asian="bold" style:font-size-complex="12pt" style:font-weight-complex="bold"/>
    </style:style>
    <style:style style:name="P4" style:family="paragraph" style:parent-style-name="Standard">
      <style:paragraph-properties fo:line-height="150%" fo:text-align="justify" style:justify-single-word="false">
        <style:tab-stops>
          <style:tab-stop style:position="0.3146in"/>
        </style:tab-stops>
      </style:paragraph-properties>
      <style:text-properties style:font-name="IowanOldSt BT" fo:font-size="12pt" fo:font-weight="bold"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fo:font-weight="normal" style:font-weight-asian="normal" style:font-weight-complex="normal"/>
    </style:style>
    <style:style style:name="P6" style:family="paragraph" style:parent-style-name="Standard">
      <style:paragraph-properties fo:line-height="150%" fo:text-align="justify"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IowanOldSt BT" fo:font-size="12pt" style:font-size-asian="12pt" style:font-size-complex="12pt"/>
    </style:style>
    <style:style style:name="T3" style:family="text">
      <style:text-properties style:font-name="IowanOldSt BT" fo:font-size="12pt" fo:font-weight="normal" style:font-size-asian="12pt" style:font-weight-asian="normal" style:font-size-complex="12pt" style:font-weight-complex="normal"/>
    </style:style>
    <style:style style:name="T4" style:family="text">
      <style:text-properties style:font-name="LettrGoth12 BT"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y Management in Dux</text:p>
      <text:p text:style-name="P2"/>
      <text:p text:style-name="P3">Martin Brandenburg</text:p>
      <text:p text:style-name="P3"><text:span text:style-name="T1"/></text:p>
      <text:p text:style-name="P4">Overview</text:p>
      <text:p text:style-name="P4"><text:span text:style-name="T1"/></text:p>
      <text:p text:style-name="P5"><text:span text:style-name="T2">Memory management is a core function of a computer operating system. Many computers today have over a billion bytes of random access storage. Memory management decides what goes where in memory.</text:span></text:p>
      <text:p text:style-name="P5"><text:span text:style-name="T2"/></text:p>
      <text:p text:style-name="P6"><text:span text:style-name="T2">User Memory</text:span></text:p>
      <text:p text:style-name="P6"><text:span text:style-name="T3"/></text:p>
      <text:p text:style-name="P6"><text:span text:style-name="T3">To put it simply, programs obtain more memory by requesting it. As the kernel, we are in charge of finding more memory for user consumption.</text:span></text:p>
      <text:p text:style-name="P6"><text:span text:style-name="T3"/></text:p>
      <text:p text:style-name="P6"><text:span text:style-name="T3">When a programs starts, it gets a new address space. The kernel maps itself and the executable to the address space and starts the program. The address space contains all code and data the program needs. In the event that it needs more memory, it can request more. Note that memory in unallocated sections of the address space will raise a fault.</text:span></text:p>
      <text:p text:style-name="P6"><text:span text:style-name="T3"/></text:p>
      <text:p text:style-name="P6"><text:span text:style-name="T3">During runtime, programs can call upon the kernel for more memory. The kernel picks a physical address and maps it to the program’s address space.</text:span></text:p>
      <text:p text:style-name="P6"><text:span text:style-name="T3"/></text:p>
      <text:p text:style-name="P6"><text:span text:style-name="T3">When a program is closed, its’ entire address space is freed for other programs and the kernel.</text:span></text:p>
      <text:p text:style-name="P6"><text:soft-page-break/><text:span text:style-name="T3"/></text:p>
      <text:p text:style-name="P6"><text:span text:style-name="T2">Kernel Memory</text:span></text:p>
      <text:p text:style-name="P6"><text:span text:style-name="T3"/></text:p>
      <text:p text:style-name="P6"><text:span text:style-name="T3">Th kernel allocates memory in the same way programs do—excepting that it asks itself.</text:span></text:p>
      <text:p text:style-name="P6"><text:span text:style-name="T3"/></text:p>
      <text:p text:style-name="P6"><text:span text:style-name="T3">During bootup, advanced memory management is not available. A simple placement-based allocator will be available to it during that time. Memory allocated from it can not be freed.</text:span></text:p>
      <text:p text:style-name="P6"><text:span text:style-name="T3"/></text:p>
      <text:p text:style-name="P6"><text:span text:style-name="T3">After the kernel isbooted it obtains memory from the heap, just like programs. Past this, simple implementations of</text:span><text:span text:style-name="T4"> malloc() </text:span><text:span text:style-name="T3">and</text:span><text:span text:style-name="T4"> free() </text:span><text:span text:style-name="T3">will be provided.</text:span></text:p>
      <text:p text:style-name="P6"><text:span text:style-name="T3">The kernel does not worry about freeing its memory upon shutdown.</text:span></text:p>
      <text:p text:style-name="P6"><text:span text:style-name="T3"/></text:p>
      <text:p text:style-name="P6"><text:span text:style-name="T2">Physical Memory</text:span></text:p>
      <text:p text:style-name="P6"><text:span text:style-name="T3"/></text:p>
      <text:p text:style-name="P6"><text:span text:style-name="T3">Memory allocation takes place in two domains—physical and virtual. Physical memory is erratic and full of holes. Good portions of it are stringed into a virtual space for both programs and the kernel.</text:span></text:p>
      <text:p text:style-name="P6"><text:span text:style-name="T3"/></text:p>
      <text:p text:style-name="P6"><text:span text:style-name="T3">The physical allocator allocates page frames. Allocated pages can be freed for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ettrGoth12 BT" svg:font-family="'LettrGoth12 BT'" style:font-pitch="fixed"/>
    <style:font-face style:name="IowanOldSt BT" svg:font-family="'IowanOldSt B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4in" fo:margin-bottom="1.4in" fo:margin-left="1.4in" fo:margin-right="1.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2T12:03:23</meta:creation-date>
    <meta:document-statistic meta:table-count="0" meta:image-count="0" meta:object-count="0" meta:page-count="2" meta:paragraph-count="17" meta:word-count="296" meta:character-count="1775"/>
    <dc:date>2009-04-12T12:23:11</dc:date>
    <meta:editing-duration>PT00H04M38S</meta:editing-duration>
    <meta:editing-cycles>1</meta:editing-cycles>
    <meta:generator>OpenOffice.org/3.0$Unix OpenOffice.org_project/300m15$Build-9379</meta:generator>
    <meta:user-defined meta:name="Info 1"/>
    <meta:user-defined meta:name="Info 2"/>
    <meta:user-defined meta:name="Info 3"/>
    <meta:user-defined meta:name="Info 4"/>
  </office:meta>
</office:document-meta>
</file>